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f0a" officeooo:paragraph-rsid="002a9c66"/>
    </style:style>
    <style:style style:name="P2" style:family="paragraph" style:parent-style-name="Standard">
      <style:text-properties officeooo:paragraph-rsid="000e8555"/>
    </style:style>
    <style:style style:name="P3" style:family="paragraph" style:parent-style-name="Standard">
      <style:text-properties officeooo:rsid="00168903" officeooo:paragraph-rsid="00177cbc"/>
    </style:style>
    <style:style style:name="P4" style:family="paragraph" style:parent-style-name="Text_20_body">
      <style:text-properties officeooo:paragraph-rsid="001baa3f"/>
    </style:style>
    <style:style style:name="P5" style:family="paragraph" style:parent-style-name="Text_20_body">
      <style:text-properties officeooo:rsid="001d6321" officeooo:paragraph-rsid="001d6321"/>
    </style:style>
    <style:style style:name="P6" style:family="paragraph" style:parent-style-name="Text_20_body">
      <style:text-properties officeooo:paragraph-rsid="001d6321"/>
    </style:style>
    <style:style style:name="P7" style:family="paragraph" style:parent-style-name="Text_20_body">
      <style:text-properties officeooo:rsid="00202561" officeooo:paragraph-rsid="00202561"/>
    </style:style>
    <style:style style:name="P8" style:family="paragraph" style:parent-style-name="Text_20_body">
      <style:text-properties officeooo:rsid="00257f19" officeooo:paragraph-rsid="00257f19"/>
    </style:style>
    <style:style style:name="P9" style:family="paragraph" style:parent-style-name="Text_20_body">
      <style:text-properties officeooo:rsid="00279845" officeooo:paragraph-rsid="00279845"/>
    </style:style>
    <style:style style:name="P10" style:family="paragraph" style:parent-style-name="Preformatted_20_Text">
      <style:text-properties officeooo:rsid="001f1561" officeooo:paragraph-rsid="001f1561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Standard">
      <style:text-properties officeooo:paragraph-rsid="000e8555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paragraph-rsid="002a9c6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34984d" officeooo:paragraph-rsid="003831d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54bed0" officeooo:paragraph-rsid="0054bed0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text-properties fo:color="#d4d4d4" style:font-name="Droid Sans Mono" fo:font-size="10.5pt" fo:font-weight="normal" officeooo:rsid="003d357b" officeooo:paragraph-rsid="003d357b" fo:background-color="#1e1e1e"/>
    </style:style>
    <style:style style:name="P18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445906" officeooo:paragraph-rsid="00445906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279845" officeooo:paragraph-rsid="00279845" fo:background-color="#1e1e1e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text-properties officeooo:rsid="0053199f" officeooo:paragraph-rsid="0053199f"/>
    </style:style>
    <style:style style:name="P22" style:family="paragraph" style:parent-style-name="Standard">
      <style:text-properties fo:font-size="11pt" style:text-underline-style="none" fo:font-weight="normal" officeooo:rsid="0054bed0" officeooo:paragraph-rsid="0054bed0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1"/>
    <style:style style:name="P24" style:family="paragraph" style:parent-style-name="Text_20_body">
      <style:text-properties officeooo:rsid="00279845" officeooo:paragraph-rsid="00279845"/>
    </style:style>
    <style:style style:name="P25" style:family="paragraph" style:parent-style-name="Text_20_body">
      <style:text-properties officeooo:rsid="0034984d" officeooo:paragraph-rsid="0034984d"/>
    </style:style>
    <style:style style:name="P26" style:family="paragraph" style:parent-style-name="Text_20_body">
      <style:text-properties fo:font-size="14pt" fo:font-weight="bold" officeooo:rsid="0031def4" officeooo:paragraph-rsid="0031def4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01baa3f" officeooo:paragraph-rsid="001baa3f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1pt" fo:font-weight="normal" officeooo:rsid="003afd58" officeooo:paragraph-rsid="003afd58" style:font-size-asian="11pt" style:font-weight-asian="normal" style:font-size-complex="11pt" style:font-weight-complex="normal"/>
    </style:style>
    <style:style style:name="P29" style:family="paragraph" style:parent-style-name="Text_20_body">
      <style:text-properties officeooo:rsid="003d357b" officeooo:paragraph-rsid="003d357b"/>
    </style:style>
    <style:style style:name="P30" style:family="paragraph" style:parent-style-name="Text_20_body" style:list-style-name="L1">
      <style:paragraph-properties fo:margin-top="0in" fo:margin-bottom="0in" loext:contextual-spacing="false"/>
    </style:style>
    <style:style style:name="P31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rsid="00257f19" officeooo:paragraph-rsid="00257f19"/>
    </style:style>
    <style:style style:name="P32" style:family="paragraph" style:parent-style-name="Heading_20_2">
      <style:text-properties officeooo:rsid="00279845" officeooo:paragraph-rsid="00279845"/>
    </style:style>
    <style:style style:name="P33" style:family="paragraph" style:parent-style-name="Preformatted_20_Text">
      <style:text-properties officeooo:rsid="0031def4" officeooo:paragraph-rsid="0031def4"/>
    </style:style>
    <style:style style:name="P34" style:family="paragraph" style:parent-style-name="Preformatted_20_Text">
      <style:text-properties officeooo:rsid="0034984d" officeooo:paragraph-rsid="0034984d"/>
    </style:style>
    <style:style style:name="P35" style:family="paragraph" style:parent-style-name="Preformatted_20_Text">
      <style:paragraph-properties style:line-height-at-least="0.198in"/>
      <style:text-properties fo:color="#d4d4d4" style:font-name="Droid Sans Mono" fo:font-size="10.5pt" fo:font-weight="normal" officeooo:rsid="00445906" officeooo:paragraph-rsid="00445906" fo:background-color="#1e1e1e"/>
    </style:style>
    <style:style style:name="P36" style:family="paragraph" style:parent-style-name="Preformatted_20_Text">
      <style:text-properties officeooo:rsid="0053199f" officeooo:paragraph-rsid="0053199f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52a7a3"/>
    </style:style>
    <style:style style:name="T1" style:family="text">
      <style:text-properties officeooo:rsid="000e8555"/>
    </style:style>
    <style:style style:name="T2" style:family="text">
      <style:text-properties officeooo:rsid="0011b880"/>
    </style:style>
    <style:style style:name="T3" style:family="text">
      <style:text-properties officeooo:rsid="001baa3f"/>
    </style:style>
    <style:style style:name="T4" style:family="text">
      <style:text-properties officeooo:rsid="001d6321"/>
    </style:style>
    <style:style style:name="T5" style:family="text">
      <style:text-properties fo:color="#808080" style:font-name="Droid Sans Mono" fo:font-size="10.5pt" fo:font-weight="normal" fo:background-color="#1e1e1e" loext:char-shading-value="0"/>
    </style:style>
    <style:style style:name="T6" style:family="text">
      <style:text-properties fo:color="#569cd6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officeooo:rsid="001f1561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ce9178"/>
    </style:style>
    <style:style style:name="T13" style:family="text">
      <style:text-properties fo:color="#ce9178" style:font-name="Droid Sans Mono" fo:font-size="10.5pt" fo:font-weight="normal" fo:background-color="#1e1e1e" loext:char-shading-value="0"/>
    </style:style>
    <style:style style:name="T14" style:family="text">
      <style:text-properties officeooo:rsid="0021fc96"/>
    </style:style>
    <style:style style:name="T15" style:family="text">
      <style:text-properties officeooo:rsid="00223ced"/>
    </style:style>
    <style:style style:name="T16" style:family="text">
      <style:text-properties officeooo:rsid="002a9c66"/>
    </style:style>
    <style:style style:name="T17" style:family="text">
      <style:text-properties officeooo:rsid="002c6778"/>
    </style:style>
    <style:style style:name="T18" style:family="text">
      <style:text-properties officeooo:rsid="002cd1eb"/>
    </style:style>
    <style:style style:name="T19" style:family="text">
      <style:text-properties officeooo:rsid="00419a6d"/>
    </style:style>
    <style:style style:name="T20" style:family="text">
      <style:text-properties officeooo:rsid="00445906"/>
    </style:style>
    <style:style style:name="T21" style:family="text">
      <style:text-properties fo:color="#4ec9b0"/>
    </style:style>
    <style:style style:name="T22" style:family="text">
      <style:text-properties fo:color="#b5cea8"/>
    </style:style>
    <style:style style:name="T23" style:family="text">
      <style:text-properties fo:color="#608b4e"/>
    </style:style>
    <style:style style:name="T24" style:family="text">
      <style:text-properties fo:color="#dcdca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RXJS <text:s/>with <text:s/>“subject”, “</text:span><text:bookmark text:name="behavioursubject"/>BehaviourSubject”, “<text:bookmark text:name="replaysubject"/>ReplaySubject” <text:span text:style-name="T16">and “</text:span><text:bookmark text:name="asyncsubject"/>AsyncSubject<text:span text:style-name="T16">”:</text:span></text:p>
      <text:p text:style-name="P1"/>
      <text:p text:style-name="P2"><text:span text:style-name="T1"><text:tab/>RXJS is library of <text:s/></text:span>composing asynchronous and event-based programs by using observable sequences. </text:p>
      <text:p text:style-name="P2"><text:s text:c="2"/><text:span text:style-name="T2">As RP (reactive programming) is hottest topic and we knows , RP treats streams of data. In which deals with observable, observer, subscription, operator, subjects, shedulers. Today we are going to more consider on “subject” and its </text:span>variants.</text:p>
      <text:p text:style-name="P3">Lets quick review of RP components.</text:p>
      <text:p text:style-name="P3"><text:span text:style-name="Strong_20_Emphasis"><text:tab/>Observable:</text:span> represents the idea of an invokable collection of future values or events. </text:p>
      <text:list xml:id="list469336147508732083" text:style-name="L1">
        <text:list-item>
          <text:p text:style-name="P30"><text:span text:style-name="Strong_20_Emphasis">Observer:</text:span> is a collection of callbacks that knows how to listen to values delivered by the Observable. </text:p>
        </text:list-item>
        <text:list-item>
          <text:p text:style-name="P30"><text:span text:style-name="Strong_20_Emphasis">Subscription:</text:span> represents the execution of an Observable, is primarily useful for cancelling the execution. </text:p>
        </text:list-item>
        <text:list-item>
          <text:p text:style-name="P30"><text:span text:style-name="Strong_20_Emphasis">Operators:</text:span> are pure functions that enable a functional programming style of dealing with collections with operations like <text:span text:style-name="Source_20_Text">map</text:span>, <text:span text:style-name="Source_20_Text">filter</text:span>, <text:span text:style-name="Source_20_Text">concat</text:span>, <text:span text:style-name="Source_20_Text">flatMap</text:span>, etc. </text:p>
        </text:list-item>
        <text:list-item>
          <text:p text:style-name="P30"><text:span text:style-name="Strong_20_Emphasis">Subject:</text:span> is the equivalent to an EventEmitter, and the only way of multicasting a value or event to multiple Observers. </text:p>
        </text:list-item>
        <text:list-item>
          <text:p text:style-name="P23"><text:span text:style-name="Strong_20_Emphasis">Schedulers:</text:span> are centralized dispatchers to control concurrency, allowing us to coordinate when computation happens on e.g. <text:span text:style-name="Source_20_Text">setTimeout</text:span> or <text:span text:style-name="Source_20_Text">requestAnimationFrame</text:span> or others. </text:p>
        </text:list-item>
      </text:list>
      <text:p text:style-name="Text_20_body"/>
      <text:p text:style-name="P27">subject:</text:p>
      <text:p text:style-name="P4"><text:span text:style-name="T3"><text:tab/>“</text:span>A Subject is like an Observable, but can multicast to many Observers. Subjects are like <text:s text:c="5"/>EventEmitters: they maintain a registry of many listeners”.</text:p>
      <text:p text:style-name="P4">. <text:span text:style-name="T17">Subject are observealbes.</text:span></text:p>
      <text:p text:style-name="P4">. <text:span text:style-name="T17">Subjects are observers (with next, error and complete).</text:span></text:p>
      <text:p text:style-name="P4">.<text:span text:style-name="T17">Allow us to push value by calling ‘subject$.next(value)’.</text:span></text:p>
      <text:p text:style-name="P4">. <text:span text:style-name="T18">Have all operators on them any observable would.</text:span></text:p>
      <text:p text:style-name="P5">Lets dirty our hands from code.</text:p>
      <text:p text:style-name="P6"><text:span text:style-name="T4">Install rxjs can use or cdn. we are going to use cdn by “</text:span><text:span text:style-name="T5">&lt;</text:span><text:span text:style-name="T7">script</text:span><text:span text:style-name="T9"> </text:span><text:span text:style-name="T11">src</text:span><text:span text:style-name="T9">=</text:span><text:span text:style-name="T13">"</text:span><text:a xlink:type="simple" xlink:href="https://npmcdn.com/@reactivex/rxjs@5.0.0-rc.1/dist/global/Rx.js" text:style-name="Internet_20_link" text:visited-style-name="Visited_20_Internet_20_Link">https://npmcdn.com/@reactivex/rxjs@5.0.0-rc.1/dist/global/Rx.js</text:a><text:span text:style-name="T13">"</text:span><text:span text:style-name="T5">&gt;&lt;/</text:span><text:span text:style-name="T7">script</text:span><text:span text:style-name="T8">&gt;</text:span><text:span text:style-name="T4">” </text:span></text:p>
      <text:p text:style-name="P10">var subject = new Rx.Subject();</text:p>
      <text:p text:style-name="Preformatted_20_Text"/>
      <text:p text:style-name="Preformatted_20_Text">subject.subscribe({</text:p>
      <text:p text:style-name="Preformatted_20_Text"><text:s text:c="2"/>next: (v) =&gt; console.log('observerA: ' + v)</text:p>
      <text:p text:style-name="Preformatted_20_Text">});</text:p>
      <text:p text:style-name="Preformatted_20_Text">subject.subscribe({</text:p>
      <text:p text:style-name="Preformatted_20_Text"><text:s text:c="2"/>next: (v) =&gt; console.log('observerB: ' + v)</text:p>
      <text:p text:style-name="Preformatted_20_Text">});</text:p>
      <text:p text:style-name="Preformatted_20_Text"/>
      <text:p text:style-name="Preformatted_20_Text">subject.next(‘<text:span text:style-name="T15">x’</text:span>);</text:p>
      <text:p text:style-name="P11"><text:soft-page-break/>subject.next(‘<text:span text:style-name="T15">y’</text:span>);</text:p>
      <text:p text:style-name="P7">first created subject than subscribe it twice than call next with <text:span text:style-name="T14">x</text:span>, <text:span text:style-name="T14">y</text:span> <text:span text:style-name="T14">it outputs </text:span></text:p>
      <text:p text:style-name="P8">observerA: x</text:p>
      <text:p text:style-name="P8"><text:s/>observerB: x</text:p>
      <text:p text:style-name="P8">observerA: y</text:p>
      <text:p text:style-name="P31"><text:s/>observerB: y</text:p>
      <text:p text:style-name="P9">here emitted two events and received in two different places by subscribing.</text:p>
      <text:p text:style-name="P9"/>
      <text:h text:style-name="P32" text:outline-level="2"><text:bookmark text:name="replaysubject1"/>ReplaySubject</text:h>
      <text:p text:style-name="P29">Relay Subject is more advance of Behavior <text:span text:style-name="T20">Subject. It take value on initialization <text:s/>to hold number if records <text:s/>for every new subscriber. And emit to new subscribers.</text:span></text:p>
      <text:p text:style-name="P29"/>
      <text:p text:style-name="P17"><text:span text:style-name="T6">var</text:span> <text:span text:style-name="T10">subject</text:span> = <text:span text:style-name="T6">new</text:span> <text:span text:style-name="T21">Rx</text:span>.<text:span text:style-name="T21">ReplaySubject</text:span>(<text:span text:style-name="T22">3</text:span>); <text:span text:style-name="T23">// buffer 3 values for new subscribers</text:span></text:p>
      <text:p text:style-name="P20"/>
      <text:p text:style-name="P16"><text:span text:style-name="T10">subject</text:span>.<text:span text:style-name="T24">subscribe</text:span>({</text:p>
      <text:p text:style-name="P16"><text:span text:style-name="T10">next:</text:span> (<text:span text:style-name="T10">v</text:span>) <text:span text:style-name="T6">=&gt;</text:span> <text:span text:style-name="T21">console</text:span>.<text:span text:style-name="T24">log</text:span>(<text:span text:style-name="T12">'observerA: '</text:span> + <text:span text:style-name="T10">v</text:span>)</text:p>
      <text:p text:style-name="P16">});</text:p>
      <text:p text:style-name="P20"/>
      <text:p text:style-name="P16"><text:span text:style-name="T10">subject</text:span>.<text:span text:style-name="T24">next</text:span>(<text:span text:style-name="T22">1</text:span>);</text:p>
      <text:p text:style-name="P16"><text:span text:style-name="T10">subject</text:span>.<text:span text:style-name="T24">next</text:span>(<text:span text:style-name="T22">2</text:span>);</text:p>
      <text:p text:style-name="P16"><text:span text:style-name="T10">subject</text:span>.<text:span text:style-name="T24">next</text:span>(<text:span text:style-name="T22">3</text:span>);</text:p>
      <text:p text:style-name="P16"><text:span text:style-name="T10">subject</text:span>.<text:span text:style-name="T24">next</text:span>(<text:span text:style-name="T22">4</text:span>);</text:p>
      <text:p text:style-name="P20"/>
      <text:p text:style-name="P16"><text:span text:style-name="T10">subject</text:span>.<text:span text:style-name="T24">subscribe</text:span>({</text:p>
      <text:p text:style-name="P16"><text:span text:style-name="T10">next:</text:span> (<text:span text:style-name="T10">v</text:span>) <text:span text:style-name="T6">=&gt;</text:span> <text:span text:style-name="T21">console</text:span>.<text:span text:style-name="T24">log</text:span>(<text:span text:style-name="T12">'observerB: '</text:span> + <text:span text:style-name="T10">v</text:span>)</text:p>
      <text:p text:style-name="P16">});</text:p>
      <text:p text:style-name="P20"/>
      <text:p text:style-name="P16"><text:span text:style-name="T10">subject</text:span>.<text:span text:style-name="T24">next</text:span>(<text:span text:style-name="T22">5</text:span>);</text:p>
      <text:p text:style-name="P16"/>
      <text:p text:style-name="P18">Output:</text:p>
      <text:p text:style-name="P18"/>
      <text:p text:style-name="P35"><text:span text:style-name="Source_20_Text">observerA: 1</text:span></text:p>
      <text:p text:style-name="Preformatted_20_Text"><text:span text:style-name="Source_20_Text">observerA: 2</text:span></text:p>
      <text:p text:style-name="Preformatted_20_Text"><text:span text:style-name="Source_20_Text">observerA: 3</text:span></text:p>
      <text:p text:style-name="Preformatted_20_Text"><text:span text:style-name="Source_20_Text">observerA: 4</text:span></text:p>
      <text:p text:style-name="Preformatted_20_Text"><text:span text:style-name="Source_20_Text">observerB: 2</text:span></text:p>
      <text:p text:style-name="Preformatted_20_Text"><text:span text:style-name="Source_20_Text">observerB: 3</text:span></text:p>
      <text:p text:style-name="Preformatted_20_Text"><text:span text:style-name="Source_20_Text">observerB: 4</text:span></text:p>
      <text:p text:style-name="Preformatted_20_Text"><text:span text:style-name="Source_20_Text">observerA: 5</text:span></text:p>
      <text:p text:style-name="P11"><text:span text:style-name="Source_20_Text">observerB: 5</text:span></text:p>
      <text:p text:style-name="P18"><text:soft-page-break/></text:p>
      <text:p text:style-name="P29"/>
      <text:p text:style-name="P26">BehaviorSubject:</text:p>
      <text:p text:style-name="P28">Behavior Subject is another variant of subject that takes initial value, and always hold last emitted value for new subscribers to pass <text:s/>on <text:span text:style-name="T19">subscription.</text:span></text:p>
      <text:p text:style-name="P26"/>
      <text:p text:style-name="P33"><text:span text:style-name="Source_20_Text">var subject = new Rx.BehaviorSubject(0); // 0 is the initial value</text:span></text:p>
      <text:p text:style-name="Preformatted_20_Text"/>
      <text:p text:style-name="Preformatted_20_Text"><text:span text:style-name="Source_20_Text">subject.subscribe({</text:span></text:p>
      <text:p text:style-name="Preformatted_20_Text"><text:span text:style-name="Source_20_Text"><text:s text:c="2"/>next: (v) =&gt; console.log('observerA: ' + v)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subject.next(1);</text:span></text:p>
      <text:p text:style-name="Preformatted_20_Text"><text:span text:style-name="Source_20_Text">subject.next(2);</text:span></text:p>
      <text:p text:style-name="Preformatted_20_Text"/>
      <text:p text:style-name="Preformatted_20_Text"><text:span text:style-name="Source_20_Text">subject.subscribe({</text:span></text:p>
      <text:p text:style-name="Preformatted_20_Text"><text:span text:style-name="Source_20_Text"><text:s text:c="2"/>next: (v) =&gt; console.log('observerB: ' + v)</text:span></text:p>
      <text:p text:style-name="Preformatted_20_Text"><text:span text:style-name="Source_20_Text">});</text:span></text:p>
      <text:p text:style-name="Preformatted_20_Text"/>
      <text:p text:style-name="P11"><text:span text:style-name="Source_20_Text">subject.next(3);</text:span></text:p>
      <text:p text:style-name="P25">Output:</text:p>
      <text:p text:style-name="P34"><text:span text:style-name="Source_20_Text">observerA: 0</text:span></text:p>
      <text:p text:style-name="Preformatted_20_Text"><text:span text:style-name="Source_20_Text">observerA: 1</text:span></text:p>
      <text:p text:style-name="Preformatted_20_Text"><text:span text:style-name="Source_20_Text">observerA: 2</text:span></text:p>
      <text:p text:style-name="Preformatted_20_Text"><text:span text:style-name="Source_20_Text">observerB: 2</text:span></text:p>
      <text:p text:style-name="Preformatted_20_Text"><text:span text:style-name="Source_20_Text">observerA: 3</text:span></text:p>
      <text:p text:style-name="P38"><text:span text:style-name="Source_20_Text">observerB: 3</text:span></text:p>
      <text:p text:style-name="P14">AsyncSubject:</text:p>
      <text:p text:style-name="P22"><text:s/>AsyncSubject emit value only on completion of stream, and only emit last value to all of its subscribers. <text:s/></text:p>
      <text:p text:style-name="P15"/>
      <text:p text:style-name="P19"><text:span text:style-name="T6">var</text:span> <text:span text:style-name="T10">subject</text:span> = <text:span text:style-name="T6">new</text:span> <text:span text:style-name="T21">Rx</text:span>.<text:span text:style-name="T21">AsyncSubject</text:span>();</text:p>
      <text:p text:style-name="P16"><text:span text:style-name="T10">subject</text:span>.<text:span text:style-name="T24">subscribe</text:span>({</text:p>
      <text:p text:style-name="P16"><text:span text:style-name="T10">next:</text:span> (<text:span text:style-name="T10">v</text:span>) <text:span text:style-name="T6">=&gt;</text:span> <text:span text:style-name="T21">console</text:span>.<text:span text:style-name="T24">log</text:span>(<text:span text:style-name="T12">'observerA: '</text:span> + <text:span text:style-name="T10">v</text:span>)</text:p>
      <text:p text:style-name="P16">});</text:p>
      <text:p text:style-name="P16"><text:span text:style-name="T10">subject</text:span>.<text:span text:style-name="T24">next</text:span>(<text:span text:style-name="T22">1</text:span>);</text:p>
      <text:p text:style-name="P16"><text:span text:style-name="T10">subject</text:span>.<text:span text:style-name="T24">next</text:span>(<text:span text:style-name="T22">2</text:span>);</text:p>
      <text:p text:style-name="P16"><text:span text:style-name="T10">subject</text:span>.<text:span text:style-name="T24">next</text:span>(<text:span text:style-name="T22">3</text:span>);</text:p>
      <text:p text:style-name="P16"><text:span text:style-name="T10">subject</text:span>.<text:span text:style-name="T24">next</text:span>(<text:span text:style-name="T22">4</text:span>);</text:p>
      <text:p text:style-name="P16"><text:span text:style-name="T10">subject</text:span>.<text:span text:style-name="T24">subscribe</text:span>({</text:p>
      <text:p text:style-name="P16"><text:span text:style-name="T10">next:</text:span> (<text:span text:style-name="T10">v</text:span>) <text:span text:style-name="T6">=&gt;</text:span> <text:span text:style-name="T21">console</text:span>.<text:span text:style-name="T24">log</text:span>(<text:span text:style-name="T12">'observerB: '</text:span> + <text:span text:style-name="T10">v</text:span>)</text:p>
      <text:p text:style-name="P16">});</text:p>
      <text:p text:style-name="P16"><text:span text:style-name="T10">subject</text:span>.<text:span text:style-name="T24">next</text:span>(<text:span text:style-name="T22">5</text:span>);</text:p>
      <text:p text:style-name="P16"><text:span text:style-name="T10">subject</text:span>.<text:span text:style-name="T24">complete</text:span>();</text:p>
      <text:p text:style-name="P9"/>
      <text:p text:style-name="P21">Output:</text:p>
      <text:p text:style-name="P36"><text:soft-page-break/><text:span text:style-name="Source_20_Text">observerA: 5</text:span></text:p>
      <text:p text:style-name="P11"><text:span text:style-name="Source_20_Text">observerB: 5</text:span></text:p>
      <text:p text:style-name="P2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05:28:11.024623101</meta:creation-date>
    <dc:date>2017-09-30T15:48:32.229581424</dc:date>
    <meta:editing-duration>PT3H33M46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4" meta:paragraph-count="94" meta:word-count="516" meta:character-count="3639" meta:non-whitespace-character-count="3184"/>
  </office:meta>
</office:document-meta>
</file>